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Standard">
      <style:table-properties style:width="19.05cm" style:page-number="0" table:align="left" style:writing-mode="lr-tb"/>
    </style:style>
    <style:style style:name="Таблица1.A" style:family="table-column">
      <style:table-column-properties style:column-width="12.383cm"/>
    </style:style>
    <style:style style:name="Таблица1.B" style:family="table-column">
      <style:table-column-properties style:column-width="6.668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9.382cm" fo:margin-left="-0.191cm" table:align="left" style:writing-mode="lr-tb"/>
    </style:style>
    <style:style style:name="Таблица2.A" style:family="table-column">
      <style:table-column-properties style:column-width="6.459cm"/>
    </style:style>
    <style:style style:name="Таблица2.B" style:family="table-column">
      <style:table-column-properties style:column-width="3.231cm"/>
    </style:style>
    <style:style style:name="Таблица2.C" style:family="table-column">
      <style:table-column-properties style:column-width="3.23cm"/>
    </style:style>
    <style:style style:name="Таблица2.D" style:family="table-column">
      <style:table-column-properties style:column-width="6.461cm"/>
    </style:style>
    <style:style style:name="Таблица2.1" style:family="table-row">
      <style:table-row-properties style:row-height="0.7cm" style:keep-together="true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row-height="1.501cm" style:keep-together="tru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Îñíîâíîé"/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Министерство здравоохранения</text:p>
            <text:p text:style-name="P1">Российской Федерации</text:p>
            <text:p text:style-name="P1">____________________________</text:p>
            <text:p text:style-name="P1">наименование учреждения</text:p>
          </table:table-cell>
          <table:table-cell table:style-name="Таблица1.A1" office:value-type="string">
            <text:p text:style-name="P1">Приложение № 5<text:line-break/>к приказу Минздрава России от 30.12.2002 № 413<text:line-break/>Медицинская документация<text:line-break/>Форма № 066/у.02<text:line-break/>Утверждена Приказом Минздрава РФ<text:line-break/>от 30.12.2002 № 413</text:p>
          </table:table-cell>
        </table:table-row>
      </table:table>
      <text:p text:style-name="P2">СТАТИСТИЧЕСКАЯ КАРТА ВЫБЫВШЕГО ИЗ СТАЦИОНАРА<text:line-break/>круглосуточного пребывания, дневного стационара при больничном учреждении, дневного стационара при амбулаторно-поликлиническом учреждении, стационара на дому<text:line-break/>№ медицинской карты <text:span text:style-name="T1">${hello}</text:span>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4" office:value-type="string">
            <text:p text:style-name="P3">1. Ф.И.О.<text:span text:style-name="T1"> ${hello}</text:span></text:p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3">2. Пол:<text:span text:style-name="T1"> ${hello}</text:span></text:p>
          </table:table-cell>
          <table:table-cell table:style-name="Таблица2.A1" table:number-columns-spanned="2" office:value-type="string">
            <text:p text:style-name="P3">3. Дата рождения</text:p>
          </table:table-cell>
          <table:covered-table-cell/>
          <table:table-cell table:style-name="Таблица2.A1" office:value-type="string">
            <text:p text:style-name="P3">4. Код пациента</text:p>
          </table:table-cell>
        </table:table-row>
        <table:table-row table:style-name="Таблица2.1">
          <table:table-cell table:style-name="Таблица2.A1" table:number-columns-spanned="4" office:value-type="string">
            <text:p text:style-name="P3">5. Документ, удостоверяющий личность:</text:p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4" office:value-type="string">
            <text:p text:style-name="P3">Место работы</text:p>
            <text:p text:style-name="Standard"/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1" table:number-columns-spanned="4" office:value-type="string">
            <text:p text:style-name="P3">6. Адрес: регистрация по месту жительства</text:p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3">7. </text:p>
          </table:table-cell>
          <table:covered-table-cell/>
          <table:table-cell table:style-name="Таблица2.A1" table:number-columns-spanned="2" office:value-type="string">
            <text:p text:style-name="P3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Îñíîâíîé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7-03-30T12:52:20</meta:creation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77" meta:character-count="644"/>
  </office:meta>
</office:document-meta>
</file>